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b272" officeooo:paragraph-rsid="0006b27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06b272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6b27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6b272" officeooo:paragraph-rsid="0006b27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06b2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06b272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officeooo:paragraph-rsid="0006b272" style:font-size-asian="18pt" style:font-size-complex="18pt"/>
    </style:style>
    <style:style style:name="T1" style:family="text">
      <style:text-properties officeooo:rsid="0006b272"/>
    </style:style>
    <style:style style:name="T2" style:family="text">
      <style:text-properties officeooo:rsid="000efe4e"/>
    </style:style>
    <style:style style:name="T3" style:family="text">
      <style:text-properties officeooo:rsid="0001f208"/>
    </style:style>
    <style:style style:name="T4" style:family="text">
      <style:text-properties fo:font-weight="normal" officeooo:rsid="0001f208" style:font-size-asian="14pt" style:font-weight-asian="normal" style:font-weight-complex="normal"/>
    </style:style>
    <style:style style:name="T5" style:family="text">
      <style:text-properties officeooo:rsid="0006b272" style:font-size-asian="12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SN COLLEGE OF ENGINEERING, KALAVAKKAM</text:p>
      <text:p text:style-name="P2">(An Autonomous Institution, Affiliated to Anna University, Chennai)</text:p>
      <text:p text:style-name="P2">DEPARTMENT OF COMPUTER SCIENCE AND ENGINEERING</text:p>
      <text:p text:style-name="P2">UCS1411 - OPERATING SYSTEMS LAB</text:p>
      <text:p text:style-name="P2">Batch: 2018-22</text:p>
      <text:p text:style-name="P2">Academic Year: 2019-20</text:p>
      <text:p text:style-name="P2">Class: CSE B</text:p>
      <text:p text:style-name="P2">--------------------------------------------------------------------------------</text:p>
      <text:p text:style-name="P2">Lab Exercise – <text:span text:style-name="T1">8</text:span> – Memory allocation techniques</text:p>
      <text:p text:style-name="P5"/>
      <text:p text:style-name="P6">REG NO. : 185001083</text:p>
      <text:p text:style-name="P6">NAME : B. LAKSHMI PRIYA</text:p>
      <text:p text:style-name="P6">CLASS : CSE B (SEMESTER <text:span text:style-name="T3">4</text:span>)</text:p>
      <text:p text:style-name="P7"/>
      <text:p text:style-name="P3">1. <text:span text:style-name="T2">D</text:span>evelop a C program to implement Memory Management Algorithms.</text:p>
      <text:p text:style-name="P3"/>
      <text:p text:style-name="P3">PROGRAM:</text:p>
      <text:p text:style-name="P3">#include &lt;stdio.h&gt;</text:p>
      <text:p text:style-name="P3">#include &lt;stdlib.h&gt;</text:p>
      <text:p text:style-name="P3">#include &lt;string.h&gt;</text:p>
      <text:p text:style-name="P3">#define MAX 99999</text:p>
      <text:p text:style-name="P3"/>
      <text:p text:style-name="P3">typedef struct FRAMES</text:p>
      <text:p text:style-name="P3">{</text:p>
      <text:p text:style-name="P3"><text:tab/>int startaddr;</text:p>
      <text:p text:style-name="P3"><text:tab/>int endaddr;</text:p>
      <text:p text:style-name="P3"><text:s text:c="4"/>char status[20];</text:p>
      <text:p text:style-name="P3"><text:tab/>int size;</text:p>
      <text:p text:style-name="P3"><text:s text:c="4"/>struct FRAMES *next;</text:p>
      <text:p text:style-name="P3">}frames;</text:p>
      <text:p text:style-name="P3"/>
      <text:p text:style-name="P3">void insert(frames **head, frames **tail, int startaddr, int endaddr, char *status)</text:p>
      <text:p text:style-name="P3">{</text:p>
      <text:p text:style-name="P3"><text:s text:c="4"/>frames *newnode = (frames*) malloc(sizeof(frames));</text:p>
      <text:p text:style-name="P3"><text:tab/>newnode-&gt;startaddr = startaddr;</text:p>
      <text:p text:style-name="P3"><text:tab/>newnode-&gt;endaddr = endaddr;</text:p>
      <text:p text:style-name="P3"><text:s text:c="4"/>strcpy(newnode-&gt;status, status);</text:p>
      <text:p text:style-name="P3"><text:s text:c="4"/>newnode-&gt;size = endaddr-startaddr;</text:p>
      <text:p text:style-name="P3"><text:soft-page-break/><text:s text:c="4"/>newnode-&gt;next = NULL;</text:p>
      <text:p text:style-name="P3"/>
      <text:p text:style-name="P3"><text:s text:c="4"/>if(*head==NULL)</text:p>
      <text:p text:style-name="P3"><text:s text:c="8"/>*head=*tail=newnode;</text:p>
      <text:p text:style-name="P3"><text:s text:c="4"/>else</text:p>
      <text:p text:style-name="P3"><text:s text:c="4"/>{</text:p>
      <text:p text:style-name="P3"><text:s text:c="8"/>(*tail)-&gt;next = newnode;</text:p>
      <text:p text:style-name="P3"><text:s text:c="8"/>(*tail) = newnode;</text:p>
      <text:p text:style-name="P3"><text:s text:c="4"/>}</text:p>
      <text:p text:style-name="P3">}</text:p>
      <text:p text:style-name="P3"/>
      <text:p text:style-name="P3">int firstFit(frames **alloc_head, frames **free_head, char *pid, int size)</text:p>
      <text:p text:style-name="P3">{</text:p>
      <text:p text:style-name="P3"><text:tab/>if(*free_head==NULL)</text:p>
      <text:p text:style-name="P3"><text:tab/>{</text:p>
      <text:p text:style-name="P3"><text:tab/><text:tab/>printf("\nNo free frames");</text:p>
      <text:p text:style-name="P3"><text:tab/><text:tab/>return -1;</text:p>
      <text:p text:style-name="P3"><text:tab/>}</text:p>
      <text:p text:style-name="P3"/>
      <text:p text:style-name="P3"><text:s text:c="4"/>frames *ftemp = *free_head;</text:p>
      <text:p text:style-name="P3"><text:tab/>frames *prev = NULL;</text:p>
      <text:p text:style-name="P3"><text:s text:c="4"/>int flag=1;</text:p>
      <text:p text:style-name="P3"><text:s text:c="4"/>frames *newnode = (frames*)malloc(sizeof(frames));</text:p>
      <text:p text:style-name="P3"/>
      <text:p text:style-name="P3"><text:s text:c="4"/>while(ftemp!=NULL &amp;&amp; <text:s/>size &gt; ftemp-&gt;size)</text:p>
      <text:p text:style-name="P3"><text:s text:c="3"/>{</text:p>
      <text:p text:style-name="P3"><text:s text:c="9"/>prev=ftemp;</text:p>
      <text:p text:style-name="P3"><text:s text:c="9"/>ftemp=ftemp-&gt;next;</text:p>
      <text:p text:style-name="P3"><text:s text:c="4"/>}</text:p>
      <text:p text:style-name="P3"/>
      <text:p text:style-name="P3"><text:s text:c="4"/>if(ftemp==NULL)</text:p>
      <text:p text:style-name="P3"><text:s text:c="8"/>flag=0;</text:p>
      <text:p text:style-name="P3"><text:s text:c="4"/>else if(size != ftemp-&gt;size)</text:p>
      <text:p text:style-name="P3"><text:s text:c="4"/>{</text:p>
      <text:p text:style-name="P3"><text:s text:c="8"/>strcpy(newnode-&gt;status, pid);</text:p>
      <text:p text:style-name="P3"><text:tab/><text:tab/>newnode-&gt;startaddr = ftemp-&gt;startaddr;</text:p>
      <text:p text:style-name="P3"><text:tab/><text:tab/>newnode-&gt;endaddr = ftemp-&gt;startaddr + size;</text:p>
      <text:p text:style-name="P3"><text:s text:c="8"/>newnode-&gt;size = size;</text:p>
      <text:p text:style-name="P3"><text:tab/><text:tab/>newnode-&gt;next = NULL;</text:p>
      <text:p text:style-name="P3"/>
      <text:p text:style-name="P3"><text:tab/><text:tab/>frames *atemp= *alloc_head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newnode;</text:p>
      <text:p text:style-name="P3"><text:soft-page-break/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newnode-&gt;next=*alloc_head;</text:p>
      <text:p text:style-name="P3"><text:tab/><text:tab/><text:tab/><text:tab/>*alloc_head=newnode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newnode-&gt;next = sprev-&gt;next;</text:p>
      <text:p text:style-name="P3"><text:tab/><text:tab/><text:tab/><text:tab/>sprev-&gt;next = newnode;</text:p>
      <text:p text:style-name="P3"><text:tab/><text:tab/><text:tab/>}</text:p>
      <text:p text:style-name="P3"><text:tab/><text:tab/>}</text:p>
      <text:p text:style-name="P3"><text:s text:c="8"/>ftemp-&gt;size = ftemp-&gt;size - size;</text:p>
      <text:p text:style-name="P3"><text:tab/><text:tab/>ftemp-&gt;startaddr += size; </text:p>
      <text:p text:style-name="P3"><text:s text:c="4"/>}</text:p>
      <text:p text:style-name="P3"><text:s text:c="4"/>else if(size==ftemp-&gt;size)</text:p>
      <text:p text:style-name="P3"><text:s text:c="4"/>{</text:p>
      <text:p text:style-name="P3"><text:tab/><text:tab/>frames *atemp= *alloc_head;</text:p>
      <text:p text:style-name="P3"><text:tab/> <text:s text:c="3"/>strcpy(ftemp-&gt;status, pid);</text:p>
      <text:p text:style-name="P3"/>
      <text:p text:style-name="P3"><text:tab/><text:tab/>if(prev==NULL)</text:p>
      <text:p text:style-name="P3"><text:tab/><text:tab/><text:tab/>*free_head=ftemp-&gt;next;</text:p>
      <text:p text:style-name="P3"><text:tab/><text:tab/>else</text:p>
      <text:p text:style-name="P3"><text:tab/><text:tab/><text:tab/>prev-&gt;next=ftemp-&gt;next;</text:p>
      <text:p text:style-name="P3"><text:tab/><text:tab/>ftemp-&gt;next=NULL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ftemp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soft-page-break/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ftemp-&gt;next=*alloc_head;</text:p>
      <text:p text:style-name="P3"><text:tab/><text:tab/><text:tab/><text:tab/>*alloc_head=ftemp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temp-&gt;next = sprev-&gt;next;</text:p>
      <text:p text:style-name="P3"><text:tab/><text:tab/><text:tab/><text:tab/>sprev-&gt;next = ftemp;</text:p>
      <text:p text:style-name="P3"><text:tab/><text:tab/><text:tab/>}</text:p>
      <text:p text:style-name="P3"><text:tab/><text:tab/>}</text:p>
      <text:p text:style-name="P3"/>
      <text:p text:style-name="P3"><text:tab/> <text:s text:c="3"/>free(newnode);</text:p>
      <text:p text:style-name="P3"><text:s text:c="4"/>}</text:p>
      <text:p text:style-name="P3"><text:s text:c="4"/>return flag;</text:p>
      <text:p text:style-name="P3">}</text:p>
      <text:p text:style-name="P3"/>
      <text:p text:style-name="P3">int bestFit(frames **alloc_head, frames **free_head, char *pid, int size)</text:p>
      <text:p text:style-name="P3">{</text:p>
      <text:p text:style-name="P3"><text:tab/>if(*free_head==NULL)</text:p>
      <text:p text:style-name="P3"><text:tab/>{</text:p>
      <text:p text:style-name="P3"><text:tab/><text:tab/>printf("\nNo free frames");</text:p>
      <text:p text:style-name="P3"><text:tab/><text:tab/>return -1;</text:p>
      <text:p text:style-name="P3"><text:tab/>}</text:p>
      <text:p text:style-name="P3"/>
      <text:p text:style-name="P3"><text:s text:c="4"/>frames *ftemp = *free_head;</text:p>
      <text:p text:style-name="P3"><text:tab/>frames *prev = NULL;</text:p>
      <text:p text:style-name="P3"><text:s text:c="4"/>int flag=1;</text:p>
      <text:p text:style-name="P3"><text:s text:c="4"/>frames *newnode = (frames*)malloc(sizeof(frames));</text:p>
      <text:p text:style-name="P3"/>
      <text:p text:style-name="P3"><text:tab/>int minsize=MAX;</text:p>
      <text:p text:style-name="P3"><text:tab/>frames *temp= ftemp, *ptemp=NULL;</text:p>
      <text:p text:style-name="P3"><text:s text:c="4"/>while(temp!=NULL)</text:p>
      <text:p text:style-name="P3"><text:tab/>{</text:p>
      <text:p text:style-name="P3"><text:tab/><text:tab/>if(minsize &gt; temp-&gt;size &amp;&amp; temp-&gt;size &gt;=size)</text:p>
      <text:p text:style-name="P3"><text:tab/><text:tab/>{</text:p>
      <text:p text:style-name="P3"><text:tab/><text:tab/><text:tab/>minsize=temp-&gt;size;</text:p>
      <text:p text:style-name="P3"><text:tab/><text:tab/><text:tab/>prev=ptemp;</text:p>
      <text:p text:style-name="P3"><text:tab/><text:tab/> <text:s text:c="3"/>ftemp=temp;</text:p>
      <text:p text:style-name="P3"><text:tab/><text:tab/>}</text:p>
      <text:p text:style-name="P3"/>
      <text:p text:style-name="P3"><text:tab/><text:tab/>ptemp=temp;</text:p>
      <text:p text:style-name="P3"><text:tab/><text:tab/>temp=temp-&gt;next;</text:p>
      <text:p text:style-name="P3"><text:s text:c="4"/>}</text:p>
      <text:p text:style-name="P3"><text:soft-page-break/></text:p>
      <text:p text:style-name="P3"><text:s text:c="4"/>if(ftemp==NULL)</text:p>
      <text:p text:style-name="P3"><text:s text:c="8"/>flag=0;</text:p>
      <text:p text:style-name="P3"><text:s text:c="4"/>else if(size != ftemp-&gt;size)</text:p>
      <text:p text:style-name="P3"><text:s text:c="4"/>{</text:p>
      <text:p text:style-name="P3"><text:s text:c="8"/>strcpy(newnode-&gt;status, pid);</text:p>
      <text:p text:style-name="P3"><text:tab/><text:tab/>newnode-&gt;startaddr = ftemp-&gt;startaddr;</text:p>
      <text:p text:style-name="P3"><text:tab/><text:tab/>newnode-&gt;endaddr = ftemp-&gt;startaddr + size;</text:p>
      <text:p text:style-name="P3"><text:s text:c="8"/>newnode-&gt;size = size;</text:p>
      <text:p text:style-name="P3"><text:tab/><text:tab/>newnode-&gt;next = NULL;</text:p>
      <text:p text:style-name="P3"/>
      <text:p text:style-name="P3"><text:tab/><text:tab/>frames *atemp= *alloc_head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newnode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newnode-&gt;next=*alloc_head;</text:p>
      <text:p text:style-name="P3"><text:tab/><text:tab/><text:tab/><text:tab/>*alloc_head=newnode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newnode-&gt;next = sprev-&gt;next;</text:p>
      <text:p text:style-name="P3"><text:tab/><text:tab/><text:tab/><text:tab/>sprev-&gt;next = newnode;</text:p>
      <text:p text:style-name="P3"><text:tab/><text:tab/><text:tab/>}</text:p>
      <text:p text:style-name="P3"><text:tab/><text:tab/>}</text:p>
      <text:p text:style-name="P3"><text:s text:c="8"/>ftemp-&gt;size = ftemp-&gt;size - size;</text:p>
      <text:p text:style-name="P3"><text:tab/><text:tab/>ftemp-&gt;startaddr += size; </text:p>
      <text:p text:style-name="P3"><text:s text:c="4"/>}</text:p>
      <text:p text:style-name="P3"><text:s text:c="4"/>else if(size==ftemp-&gt;size)</text:p>
      <text:p text:style-name="P3"><text:s text:c="4"/>{</text:p>
      <text:p text:style-name="P3"><text:s text:c="14"/>frames *atemp= *alloc_head;</text:p>
      <text:p text:style-name="P3"><text:tab/> <text:s text:c="3"/>strcpy(ftemp-&gt;status, pid);</text:p>
      <text:p text:style-name="P3"/>
      <text:p text:style-name="P3"/>
      <text:p text:style-name="P3"><text:soft-page-break/><text:tab/><text:tab/>if(prev==NULL)</text:p>
      <text:p text:style-name="P3"><text:tab/><text:tab/><text:tab/>*free_head=ftemp-&gt;next;</text:p>
      <text:p text:style-name="P3"><text:tab/><text:tab/>else</text:p>
      <text:p text:style-name="P3"><text:tab/><text:tab/><text:tab/>prev-&gt;next=ftemp-&gt;next;</text:p>
      <text:p text:style-name="P3"><text:tab/><text:tab/>ftemp-&gt;next=NULL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ftemp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ftemp-&gt;next=*alloc_head;</text:p>
      <text:p text:style-name="P3"><text:tab/><text:tab/><text:tab/><text:tab/>*alloc_head=ftemp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temp-&gt;next = sprev-&gt;next;</text:p>
      <text:p text:style-name="P3"><text:tab/><text:tab/><text:tab/><text:tab/>sprev-&gt;next = ftemp;</text:p>
      <text:p text:style-name="P3"><text:tab/><text:tab/><text:tab/>}</text:p>
      <text:p text:style-name="P3"><text:tab/><text:tab/>}</text:p>
      <text:p text:style-name="P3"/>
      <text:p text:style-name="P3"><text:tab/> <text:s text:c="3"/>free(newnode);</text:p>
      <text:p text:style-name="P3"><text:s text:c="4"/>}</text:p>
      <text:p text:style-name="P3"><text:s text:c="4"/>return flag;</text:p>
      <text:p text:style-name="P3">}</text:p>
      <text:p text:style-name="P3"/>
      <text:p text:style-name="P3">int worstFit(frames **alloc_head, frames **free_head, char *pid, int size)</text:p>
      <text:p text:style-name="P3">{</text:p>
      <text:p text:style-name="P3"><text:tab/>if(*free_head==NULL)</text:p>
      <text:p text:style-name="P3"><text:tab/>{</text:p>
      <text:p text:style-name="P3"><text:tab/><text:tab/>printf("\nNo free frames");</text:p>
      <text:p text:style-name="P3"><text:tab/><text:tab/>return -1;</text:p>
      <text:p text:style-name="P3"><text:tab/>}</text:p>
      <text:p text:style-name="P3"/>
      <text:p text:style-name="P3"><text:s text:c="4"/>frames *ftemp = *free_head;</text:p>
      <text:p text:style-name="P3"><text:tab/>frames *prev = NULL;</text:p>
      <text:p text:style-name="P3"><text:soft-page-break/><text:s text:c="4"/>int flag=1;</text:p>
      <text:p text:style-name="P3"><text:s text:c="4"/>frames *newnode = (frames*)malloc(sizeof(frames));</text:p>
      <text:p text:style-name="P3"/>
      <text:p text:style-name="P3"><text:tab/>int maxsize=-MAX;</text:p>
      <text:p text:style-name="P3"><text:tab/>frames *temp= ftemp, *ptemp=NULL;</text:p>
      <text:p text:style-name="P3"><text:s text:c="4"/>while(temp!=NULL)</text:p>
      <text:p text:style-name="P3"><text:tab/>{</text:p>
      <text:p text:style-name="P3"><text:tab/><text:tab/>if(maxsize &lt; temp-&gt;size &amp;&amp; temp-&gt;size &gt;= size)</text:p>
      <text:p text:style-name="P3"><text:tab/><text:tab/>{</text:p>
      <text:p text:style-name="P3"><text:tab/><text:tab/><text:tab/>maxsize=temp-&gt;size;</text:p>
      <text:p text:style-name="P3"><text:tab/><text:tab/><text:tab/>prev=ptemp;</text:p>
      <text:p text:style-name="P3"><text:tab/><text:tab/> <text:s text:c="3"/>ftemp=temp;</text:p>
      <text:p text:style-name="P3"><text:tab/><text:tab/>}</text:p>
      <text:p text:style-name="P3"/>
      <text:p text:style-name="P3"><text:tab/><text:tab/>ptemp=temp;</text:p>
      <text:p text:style-name="P3"><text:tab/><text:tab/>temp=temp-&gt;next;</text:p>
      <text:p text:style-name="P3"><text:s text:c="4"/>}</text:p>
      <text:p text:style-name="P3"/>
      <text:p text:style-name="P3"><text:s text:c="4"/>if(ftemp==NULL)</text:p>
      <text:p text:style-name="P3"><text:s text:c="8"/>flag=0;</text:p>
      <text:p text:style-name="P3"><text:s text:c="4"/>else if(size != ftemp-&gt;size)</text:p>
      <text:p text:style-name="P3"><text:s text:c="4"/>{</text:p>
      <text:p text:style-name="P3"><text:s text:c="8"/>strcpy(newnode-&gt;status, pid);</text:p>
      <text:p text:style-name="P3"><text:tab/><text:tab/>newnode-&gt;startaddr = ftemp-&gt;startaddr;</text:p>
      <text:p text:style-name="P3"><text:tab/><text:tab/>newnode-&gt;endaddr = ftemp-&gt;startaddr + size;</text:p>
      <text:p text:style-name="P3"><text:s text:c="8"/>newnode-&gt;size = size;</text:p>
      <text:p text:style-name="P3"><text:tab/><text:tab/>newnode-&gt;next = NULL;</text:p>
      <text:p text:style-name="P3"/>
      <text:p text:style-name="P3"><text:tab/><text:tab/>frames *atemp= *alloc_head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newnode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newnode-&gt;next=*alloc_head;</text:p>
      <text:p text:style-name="P3"><text:soft-page-break/><text:tab/><text:tab/><text:tab/><text:tab/>*alloc_head=newnode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newnode-&gt;next = sprev-&gt;next;</text:p>
      <text:p text:style-name="P3"><text:tab/><text:tab/><text:tab/><text:tab/>sprev-&gt;next = newnode;</text:p>
      <text:p text:style-name="P3"><text:tab/><text:tab/><text:tab/>}</text:p>
      <text:p text:style-name="P3"><text:tab/><text:tab/>}</text:p>
      <text:p text:style-name="P3"><text:s text:c="8"/>ftemp-&gt;size = ftemp-&gt;size - size;</text:p>
      <text:p text:style-name="P3"><text:tab/><text:tab/>ftemp-&gt;startaddr += size; </text:p>
      <text:p text:style-name="P3"><text:s text:c="4"/>}</text:p>
      <text:p text:style-name="P3"><text:s text:c="4"/>else if(size==ftemp-&gt;size)</text:p>
      <text:p text:style-name="P3"><text:s text:c="4"/>{</text:p>
      <text:p text:style-name="P3"><text:tab/><text:tab/>frames *atemp= *alloc_head;</text:p>
      <text:p text:style-name="P3"><text:tab/> <text:s text:c="3"/>strcpy(ftemp-&gt;status, pid);</text:p>
      <text:p text:style-name="P3"/>
      <text:p text:style-name="P3"><text:tab/><text:tab/>if(prev==NULL)</text:p>
      <text:p text:style-name="P3"><text:tab/><text:tab/><text:tab/>*free_head=ftemp-&gt;next;</text:p>
      <text:p text:style-name="P3"><text:tab/><text:tab/>else</text:p>
      <text:p text:style-name="P3"><text:tab/><text:tab/><text:tab/>prev-&gt;next=ftemp-&gt;next;</text:p>
      <text:p text:style-name="P3"><text:tab/><text:tab/>ftemp-&gt;next=NULL;</text:p>
      <text:p text:style-name="P3"/>
      <text:p text:style-name="P3"><text:tab/><text:tab/>if(*alloc_head==NULL)</text:p>
      <text:p text:style-name="P3"><text:tab/><text:tab/>{</text:p>
      <text:p text:style-name="P3"><text:tab/><text:tab/><text:tab/>*alloc_head=ftemp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frames *sprev=NULL;</text:p>
      <text:p text:style-name="P3"><text:tab/><text:tab/><text:tab/>while(atemp!=NULL &amp;&amp; atemp-&gt;startaddr &lt; ftemp-&gt;startaddr)</text:p>
      <text:p text:style-name="P3"><text:tab/><text:tab/><text:tab/>{</text:p>
      <text:p text:style-name="P3"><text:tab/><text:tab/><text:tab/><text:tab/>sprev=atemp;</text:p>
      <text:p text:style-name="P3"><text:tab/><text:tab/><text:tab/><text:tab/>atemp=atemp-&gt;next;</text:p>
      <text:p text:style-name="P3"><text:tab/><text:tab/><text:tab/>}</text:p>
      <text:p text:style-name="P3"><text:tab/><text:tab/><text:tab/>if(sprev==NULL)</text:p>
      <text:p text:style-name="P3"><text:tab/><text:tab/><text:tab/>{</text:p>
      <text:p text:style-name="P3"><text:tab/><text:tab/><text:tab/><text:tab/>ftemp-&gt;next=*alloc_head;</text:p>
      <text:p text:style-name="P3"><text:tab/><text:tab/><text:tab/><text:tab/>*alloc_head=ftemp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temp-&gt;next = sprev-&gt;next;</text:p>
      <text:p text:style-name="P3"><text:tab/><text:tab/><text:tab/><text:tab/>sprev-&gt;next = ftemp;</text:p>
      <text:p text:style-name="P3"><text:tab/><text:tab/><text:tab/>}</text:p>
      <text:p text:style-name="P3"><text:tab/><text:tab/>}</text:p>
      <text:p text:style-name="P3"><text:soft-page-break/></text:p>
      <text:p text:style-name="P3"><text:tab/> <text:s text:c="3"/>free(newnode);</text:p>
      <text:p text:style-name="P3"><text:s text:c="4"/>}</text:p>
      <text:p text:style-name="P3"><text:s text:c="4"/>return flag;</text:p>
      <text:p text:style-name="P3">}</text:p>
      <text:p text:style-name="P3"/>
      <text:p text:style-name="P3">void dealloc(frames **alloc_head, frames **free_head, char *pid)</text:p>
      <text:p text:style-name="P3">{</text:p>
      <text:p text:style-name="P3"><text:s text:c="4"/>frames *atemp = *alloc_head;</text:p>
      <text:p text:style-name="P3"><text:s text:c="4"/>int flag=0;</text:p>
      <text:p text:style-name="P3"><text:tab/>frames *aprev=NULL;</text:p>
      <text:p text:style-name="P3"><text:s text:c="4"/>while(atemp!=NULL)</text:p>
      <text:p text:style-name="P3"><text:s text:c="4"/>{</text:p>
      <text:p text:style-name="P3"><text:s text:c="8"/>if(strcmp(atemp-&gt;status, pid)==0)</text:p>
      <text:p text:style-name="P3"><text:s text:c="8"/>{</text:p>
      <text:p text:style-name="P3"><text:tab/><text:tab/><text:tab/>strcpy(atemp-&gt;status, "H");</text:p>
      <text:p text:style-name="P3"><text:tab/><text:tab/><text:tab/>if(aprev==NULL)</text:p>
      <text:p text:style-name="P3"><text:tab/><text:tab/><text:tab/><text:tab/>*alloc_head=atemp-&gt;next;</text:p>
      <text:p text:style-name="P3"><text:tab/><text:tab/><text:tab/>else</text:p>
      <text:p text:style-name="P3"><text:tab/><text:tab/><text:tab/><text:tab/>aprev-&gt;next=atemp-&gt;next;</text:p>
      <text:p text:style-name="P3"/>
      <text:p text:style-name="P3"><text:tab/><text:tab/><text:tab/>frames *ftemp=*free_head;</text:p>
      <text:p text:style-name="P3"><text:tab/><text:tab/><text:tab/>frames *sprev=NULL;</text:p>
      <text:p text:style-name="P3"><text:tab/><text:tab/><text:tab/>while(ftemp!=NULL &amp;&amp; atemp-&gt;startaddr &gt; ftemp-&gt;startaddr)</text:p>
      <text:p text:style-name="P3"><text:tab/><text:tab/><text:tab/>{</text:p>
      <text:p text:style-name="P3"><text:tab/><text:tab/><text:tab/><text:tab/>sprev=ftemp;</text:p>
      <text:p text:style-name="P3"><text:tab/><text:tab/><text:tab/><text:tab/>ftemp=ftemp-&gt;next;</text:p>
      <text:p text:style-name="P3"><text:tab/><text:tab/><text:tab/>}</text:p>
      <text:p text:style-name="P3"/>
      <text:p text:style-name="P3"><text:tab/><text:tab/><text:tab/>frames *next=atemp-&gt;next;</text:p>
      <text:p text:style-name="P3"><text:tab/><text:tab/><text:tab/>if(sprev==NULL)</text:p>
      <text:p text:style-name="P3"><text:tab/><text:tab/><text:tab/>{</text:p>
      <text:p text:style-name="P3"><text:tab/><text:tab/><text:tab/><text:tab/>atemp-&gt;next=*free_head;</text:p>
      <text:p text:style-name="P3"><text:tab/><text:tab/><text:tab/><text:tab/>*free_head=atemp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atemp-&gt;next = sprev-&gt;next;</text:p>
      <text:p text:style-name="P3"><text:tab/><text:tab/><text:tab/><text:tab/>sprev-&gt;next = atemp;</text:p>
      <text:p text:style-name="P3"><text:tab/><text:tab/><text:tab/>}</text:p>
      <text:p text:style-name="P3"><text:tab/><text:tab/><text:tab/></text:p>
      <text:p text:style-name="P3"><text:s text:c="12"/>flag=1;</text:p>
      <text:p text:style-name="P3"><text:tab/><text:tab/><text:tab/>atemp=next;</text:p>
      <text:p text:style-name="P3"><text:s text:c="8"/>}</text:p>
      <text:p text:style-name="P3"/>
      <text:p text:style-name="P3"><text:soft-page-break/><text:tab/><text:tab/>else</text:p>
      <text:p text:style-name="P3"><text:tab/><text:tab/>{</text:p>
      <text:p text:style-name="P3"><text:tab/><text:tab/><text:tab/>aprev=atemp;</text:p>
      <text:p text:style-name="P3"><text:tab/><text:tab/><text:tab/>atemp=atemp-&gt;next;</text:p>
      <text:p text:style-name="P3"><text:tab/><text:tab/>}</text:p>
      <text:p text:style-name="P3"><text:s text:c="4"/>}</text:p>
      <text:p text:style-name="P3"><text:s text:c="4"/>if(flag==0)</text:p>
      <text:p text:style-name="P3"><text:tab/>{</text:p>
      <text:p text:style-name="P3"><text:s text:c="8"/>printf("\n\nProcess ID NOT found!\n");</text:p>
      <text:p text:style-name="P3"><text:tab/><text:tab/>return;</text:p>
      <text:p text:style-name="P3"><text:tab/>}</text:p>
      <text:p text:style-name="P3"><text:tab/>printf("\n\nSpace deallocated!!\n");</text:p>
      <text:p text:style-name="P3">}</text:p>
      <text:p text:style-name="P3"/>
      <text:p text:style-name="P3">void print_mem(frames **head)</text:p>
      <text:p text:style-name="P3">{</text:p>
      <text:p text:style-name="P3"><text:s text:c="4"/>frames *node=*head;</text:p>
      <text:p text:style-name="P3"><text:tab/>printf("\n<text:span text:style-name="T5">-------------------------------------------------------------------------------------------------------</text:span>\n");</text:p>
      <text:p text:style-name="P3"><text:s text:c="4"/>while(node!=NULL)</text:p>
      <text:p text:style-name="P3"><text:s text:c="4"/>{</text:p>
      <text:p text:style-name="P3"><text:s text:c="8"/>printf("|%-*s|\t", node-&gt;endaddr - node-&gt;startaddr+5, node-&gt;status);</text:p>
      <text:p text:style-name="P3"><text:s text:c="8"/>node=node-&gt;next;</text:p>
      <text:p text:style-name="P3"><text:s text:c="4"/>}</text:p>
      <text:p text:style-name="P3"><text:tab/>printf("\n<text:span text:style-name="T5">-------------------------------------------------------------------------------------------------------</text:span>\n");</text:p>
      <text:p text:style-name="P3"><text:tab/>node=*head;</text:p>
      <text:p text:style-name="P3"><text:s text:c="4"/>while(node!=NULL)</text:p>
      <text:p text:style-name="P3"><text:s text:c="4"/>{</text:p>
      <text:p text:style-name="P3"><text:tab/><text:tab/>printf("%-d%*d\t", node-&gt;startaddr, node-&gt;endaddr - node-&gt;startaddr+5, node-&gt;endaddr);</text:p>
      <text:p text:style-name="P3"><text:s text:c="8"/>node=node-&gt;next;</text:p>
      <text:p text:style-name="P3"><text:s text:c="4"/>}</text:p>
      <text:p text:style-name="P3">}</text:p>
      <text:p text:style-name="P3"/>
      <text:p text:style-name="P3">void print_phymem(frames **alloc_head, frames **free_head)</text:p>
      <text:p text:style-name="P3">{</text:p>
      <text:p text:style-name="P3"><text:s text:c="4"/>frames *atemp=*alloc_head;</text:p>
      <text:p text:style-name="P3"><text:s text:c="4"/>frames *ftemp=*free_head;</text:p>
      <text:p text:style-name="P3"><text:tab/>frames *node=NULL;</text:p>
      <text:p text:style-name="P3"><text:tab/></text:p>
      <text:p text:style-name="P3"><text:soft-page-break/><text:tab/>printf("\n<text:span text:style-name="T5">-------------------------------------------------------------------------------------------------------</text:span>\n");</text:p>
      <text:p text:style-name="P3"/>
      <text:p text:style-name="P3"><text:tab/>while(atemp!=NULL &amp;&amp; ftemp!=NULL)</text:p>
      <text:p text:style-name="P3"><text:tab/>{</text:p>
      <text:p text:style-name="P3"><text:tab/><text:tab/>if(atemp-&gt;startaddr &lt; ftemp-&gt;startaddr)</text:p>
      <text:p text:style-name="P3"><text:tab/><text:tab/>{<text:tab/></text:p>
      <text:p text:style-name="P3"><text:tab/><text:tab/><text:tab/>node=atemp;</text:p>
      <text:p text:style-name="P3"><text:tab/><text:tab/><text:tab/>atemp=atemp-&gt;next;</text:p>
      <text:p text:style-name="P3"><text:tab/><text:tab/>}</text:p>
      <text:p text:style-name="P3"><text:tab/><text:tab/>else</text:p>
      <text:p text:style-name="P3"><text:tab/><text:tab/>{<text:tab/></text:p>
      <text:p text:style-name="P3"><text:tab/><text:tab/><text:tab/>node=ftemp;</text:p>
      <text:p text:style-name="P3"><text:tab/><text:tab/><text:tab/>ftemp=ftemp-&gt;next;</text:p>
      <text:p text:style-name="P3"><text:tab/><text:tab/>}</text:p>
      <text:p text:style-name="P3"><text:tab/> <text:s text:c="3"/>printf("|%-*s|\t", node-&gt;endaddr - node-&gt;startaddr+5, node-&gt;status);</text:p>
      <text:p text:style-name="P3"><text:tab/>}</text:p>
      <text:p text:style-name="P3"/>
      <text:p text:style-name="P3"><text:tab/>if(atemp!=NULL)</text:p>
      <text:p text:style-name="P3"><text:tab/><text:tab/>node=atemp;</text:p>
      <text:p text:style-name="P3"><text:tab/>else if(ftemp!=NULL)</text:p>
      <text:p text:style-name="P3"><text:tab/><text:tab/>node=ftemp;</text:p>
      <text:p text:style-name="P3"><text:tab/>if(node!=NULL)</text:p>
      <text:p text:style-name="P3"><text:tab/>{</text:p>
      <text:p text:style-name="P3"><text:tab/><text:tab/>while(node!=NULL)</text:p>
      <text:p text:style-name="P3"><text:tab/><text:tab/>{</text:p>
      <text:p text:style-name="P3"><text:tab/><text:tab/><text:tab/>printf("|%-*s|\t", node-&gt;endaddr - node-&gt;startaddr+5, node-&gt;status);</text:p>
      <text:p text:style-name="P3"><text:tab/><text:tab/><text:tab/>node=node-&gt;next;</text:p>
      <text:p text:style-name="P3"><text:tab/><text:tab/>}</text:p>
      <text:p text:style-name="P3"><text:tab/>}</text:p>
      <text:p text:style-name="P3"><text:tab/>printf("\n<text:span text:style-name="T5">-------------------------------------------------------------------------------------------------------</text:span>\n");</text:p>
      <text:p text:style-name="P3"/>
      <text:p text:style-name="P3"><text:tab/>atemp=*alloc_head;</text:p>
      <text:p text:style-name="P3"><text:s text:c="4"/>ftemp=*free_head;</text:p>
      <text:p text:style-name="P3"><text:tab/>while(atemp!=NULL &amp;&amp; ftemp!=NULL)</text:p>
      <text:p text:style-name="P3"><text:tab/>{</text:p>
      <text:p text:style-name="P3"><text:tab/><text:tab/>if(atemp-&gt;startaddr &lt; ftemp-&gt;startaddr)</text:p>
      <text:p text:style-name="P3"><text:tab/><text:tab/>{<text:tab/></text:p>
      <text:p text:style-name="P3"><text:tab/><text:tab/><text:tab/>node=atemp;</text:p>
      <text:p text:style-name="P3"><text:tab/><text:tab/><text:tab/>atemp=atemp-&gt;next;</text:p>
      <text:p text:style-name="P3"><text:tab/><text:tab/>}</text:p>
      <text:p text:style-name="P3"><text:soft-page-break/><text:tab/><text:tab/>else</text:p>
      <text:p text:style-name="P3"><text:tab/><text:tab/>{<text:tab/></text:p>
      <text:p text:style-name="P3"><text:tab/><text:tab/><text:tab/>node=ftemp;</text:p>
      <text:p text:style-name="P3"><text:tab/><text:tab/><text:tab/>ftemp=ftemp-&gt;next;</text:p>
      <text:p text:style-name="P3"><text:tab/><text:tab/>}</text:p>
      <text:p text:style-name="P3"><text:tab/><text:tab/>printf("%-d%*d\t", node-&gt;startaddr, node-&gt;endaddr - node-&gt;startaddr+5, node-&gt;endaddr);</text:p>
      <text:p text:style-name="P3"><text:tab/> <text:s text:c="3"/>node=node-&gt;next;</text:p>
      <text:p text:style-name="P3"><text:tab/>}</text:p>
      <text:p text:style-name="P3"><text:tab/></text:p>
      <text:p text:style-name="P3"><text:tab/>if(atemp!=NULL)</text:p>
      <text:p text:style-name="P3"><text:tab/><text:tab/>node=atemp;</text:p>
      <text:p text:style-name="P3"><text:tab/>else if(ftemp!=NULL)</text:p>
      <text:p text:style-name="P3"><text:tab/><text:tab/>node=ftemp;</text:p>
      <text:p text:style-name="P3"><text:tab/>if(node!=NULL)</text:p>
      <text:p text:style-name="P3"><text:tab/>{</text:p>
      <text:p text:style-name="P3"><text:tab/><text:tab/>while(node!=NULL)</text:p>
      <text:p text:style-name="P3"><text:tab/><text:tab/>{</text:p>
      <text:p text:style-name="P3"><text:tab/><text:tab/><text:tab/>printf("%-d%*d\t", node-&gt;startaddr, node-&gt;endaddr - node-&gt;startaddr+5, node-&gt;endaddr);</text:p>
      <text:p text:style-name="P3"><text:tab/><text:tab/> <text:s text:c="3"/>node=node-&gt;next;</text:p>
      <text:p text:style-name="P3"><text:tab/><text:tab/>}</text:p>
      <text:p text:style-name="P3"><text:tab/>}</text:p>
      <text:p text:style-name="P3">}</text:p>
      <text:p text:style-name="P3"/>
      <text:p text:style-name="P3">void print_list(frames **alloc_head, frames **free_head)</text:p>
      <text:p text:style-name="P3">{</text:p>
      <text:p text:style-name="P3"><text:tab/>printf("\n\nAllotted Memory --&gt;");</text:p>
      <text:p text:style-name="P3"><text:s text:c="4"/>print_mem(alloc_head);</text:p>
      <text:p text:style-name="P3"><text:tab/>printf("\n\nFree Memory --&gt;");</text:p>
      <text:p text:style-name="P3"><text:s text:c="4"/>print_mem(free_head);</text:p>
      <text:p text:style-name="P3"><text:tab/>printf("\n\nPhysical Memory --&gt;");</text:p>
      <text:p text:style-name="P3"><text:s text:c="4"/>print_phymem(alloc_head, free_head);</text:p>
      <text:p text:style-name="P3">}</text:p>
      <text:p text:style-name="P3"/>
      <text:p text:style-name="P3">void coalesce(frames **free_head)</text:p>
      <text:p text:style-name="P3">{</text:p>
      <text:p text:style-name="P3"><text:s text:c="4"/>frames *temp= *free_head;</text:p>
      <text:p text:style-name="P3"><text:s text:c="4"/>while(temp!=NULL &amp;&amp; temp-&gt;next!=NULL)</text:p>
      <text:p text:style-name="P3"><text:s text:c="4"/>{</text:p>
      <text:p text:style-name="P3"><text:s text:c="8"/>if(temp-&gt;endaddr==temp-&gt;next-&gt;startaddr)</text:p>
      <text:p text:style-name="P3"><text:s text:c="8"/>{</text:p>
      <text:p text:style-name="P3"><text:s text:c="12"/>frames *del=temp-&gt;next;</text:p>
      <text:p text:style-name="P3"><text:tab/><text:tab/><text:tab/>temp-&gt;endaddr=temp-&gt;next-&gt;endaddr;</text:p>
      <text:p text:style-name="P3"><text:tab/><text:tab/><text:tab/>temp-&gt;size += temp-&gt;next-&gt;size;</text:p>
      <text:p text:style-name="P3"><text:soft-page-break/><text:tab/><text:tab/><text:tab/>temp-&gt;next=temp-&gt;next-&gt;next;</text:p>
      <text:p text:style-name="P3"><text:tab/><text:tab/><text:tab/>free(del);</text:p>
      <text:p text:style-name="P3"><text:s text:c="8"/>}</text:p>
      <text:p text:style-name="P3"><text:s text:c="8"/>temp=temp-&gt;next;</text:p>
      <text:p text:style-name="P3"><text:s text:c="4"/>}</text:p>
      <text:p text:style-name="P3">}</text:p>
      <text:p text:style-name="P3"/>
      <text:p text:style-name="P3">int main()</text:p>
      <text:p text:style-name="P3">{</text:p>
      <text:p text:style-name="P3"><text:s text:c="4"/>frames *free_head = NULL;</text:p>
      <text:p text:style-name="P3"><text:s text:c="4"/>frames *free_tail = NULL;</text:p>
      <text:p text:style-name="P3"><text:tab/>frames *alloc_head = NULL;</text:p>
      <text:p text:style-name="P3"><text:tab/>frames *alloc_tail = NULL;</text:p>
      <text:p text:style-name="P3"/>
      <text:p text:style-name="P3"><text:s text:c="4"/>int n, size, res, ch, choice;</text:p>
      <text:p text:style-name="P3"><text:tab/>char pid[20];</text:p>
      <text:p text:style-name="P3"/>
      <text:p text:style-name="P3"><text:s text:c="4"/>printf("Enter number of partitions: ");</text:p>
      <text:p text:style-name="P3"><text:s text:c="4"/>scanf("%d",&amp;n);</text:p>
      <text:p text:style-name="P3"/>
      <text:p text:style-name="P3"><text:s text:c="4"/>int startaddr, endaddr;</text:p>
      <text:p text:style-name="P3"/>
      <text:p text:style-name="P3"><text:s text:c="4"/>for( int i=0;i&lt;n;i++ )</text:p>
      <text:p text:style-name="P3"><text:s text:c="4"/>{</text:p>
      <text:p text:style-name="P3"><text:s text:c="8"/>printf("Enter starting address of frame %d : ", i);</text:p>
      <text:p text:style-name="P3"><text:s text:c="8"/>scanf("%d", &amp;startaddr);</text:p>
      <text:p text:style-name="P3"><text:s text:c="8"/>printf("Enter ending address of frame %d <text:s text:c="2"/>: ", i);</text:p>
      <text:p text:style-name="P3"><text:s text:c="8"/>scanf("%d", &amp;endaddr);</text:p>
      <text:p text:style-name="P3"><text:s text:c="8"/>insert(&amp;free_head, &amp;free_tail, startaddr, endaddr, "H");</text:p>
      <text:p text:style-name="P3"><text:s text:c="4"/>}</text:p>
      <text:p text:style-name="P3"/>
      <text:p text:style-name="P3"><text:s text:c="4"/>printf("\nFREE POOL MEMORY\n");</text:p>
      <text:p text:style-name="P3"><text:s text:c="4"/>print_mem(&amp;free_head);</text:p>
      <text:p text:style-name="P3"><text:s text:c="4"/>printf("\n\n");</text:p>
      <text:p text:style-name="P3"/>
      <text:p text:style-name="P3"><text:s text:c="4"/>do</text:p>
      <text:p text:style-name="P3"><text:s text:c="4"/>{</text:p>
      <text:p text:style-name="P3"><text:s text:c="8"/>printf("\nMenu:");</text:p>
      <text:p text:style-name="P3"><text:s text:c="8"/>printf("\n1.Entry / Allocate");</text:p>
      <text:p text:style-name="P3"><text:s text:c="8"/>printf("\n2.Exit / Deallocate");</text:p>
      <text:p text:style-name="P3"><text:s text:c="8"/>printf("\n3.Display");</text:p>
      <text:p text:style-name="P3"><text:s text:c="8"/>printf("\n4.Coalescing of Holes");</text:p>
      <text:p text:style-name="P3"><text:s text:c="8"/>printf("\n5.Exit");</text:p>
      <text:p text:style-name="P3"><text:s text:c="8"/>int k;</text:p>
      <text:p text:style-name="P3"><text:s text:c="8"/>printf("\nEnter Choice: ");</text:p>
      <text:p text:style-name="P3"><text:soft-page-break/><text:s text:c="8"/>scanf("%d",&amp;ch);</text:p>
      <text:p text:style-name="P3"><text:s text:c="8"/>switch(ch)</text:p>
      <text:p text:style-name="P3"><text:s text:c="8"/>{</text:p>
      <text:p text:style-name="P3"><text:s text:c="12"/>case 1:</text:p>
      <text:p text:style-name="P3"><text:s text:c="12"/>{</text:p>
      <text:p text:style-name="P3"><text:s text:c="16"/>printf("\nEnter PID: ");</text:p>
      <text:p text:style-name="P3"><text:s text:c="16"/>scanf(" %[^\n]", pid);</text:p>
      <text:p text:style-name="P3"><text:s text:c="16"/>printf("Enter size of process: ");</text:p>
      <text:p text:style-name="P3"><text:s text:c="16"/>scanf("%d",&amp;size);</text:p>
      <text:p text:style-name="P3"/>
      <text:p text:style-name="P3"><text:s text:c="16"/>printf("\nMemory Allocation Algorithm:");</text:p>
      <text:p text:style-name="P3"><text:s text:c="16"/>printf("\n\t1.First Fit");</text:p>
      <text:p text:style-name="P3"><text:s text:c="16"/>printf("\n\t2.Best Fit");</text:p>
      <text:p text:style-name="P3"><text:s text:c="16"/>printf("\n\t3.Worst Fit");</text:p>
      <text:p text:style-name="P3"><text:s text:c="16"/>printf("\nEnter Choice: ");</text:p>
      <text:p text:style-name="P3"><text:s text:c="16"/>scanf("%d",&amp;choice);</text:p>
      <text:p text:style-name="P3"><text:s text:c="16"/>switch(choice)</text:p>
      <text:p text:style-name="P3"><text:s text:c="16"/>{</text:p>
      <text:p text:style-name="P3"><text:s text:c="20"/>case 1:</text:p>
      <text:p text:style-name="P3"><text:s text:c="20"/>{</text:p>
      <text:p text:style-name="P3"><text:s text:c="24"/>res=firstFit(&amp;alloc_head, &amp;free_head, pid, size);</text:p>
      <text:p text:style-name="P3"><text:s text:c="24"/>if(!res) </text:p>
      <text:p text:style-name="P3"><text:tab/><text:tab/><text:tab/><text:tab/><text:tab/><text:tab/><text:tab/>printf("\nProcess cannot be allocated!");</text:p>
      <text:p text:style-name="P3"><text:tab/><text:tab/><text:tab/><text:tab/><text:tab/><text:tab/>print_list(&amp;alloc_head, &amp;free_head);</text:p>
      <text:p text:style-name="P3"><text:s text:c="24"/>break;</text:p>
      <text:p text:style-name="P3"><text:s text:c="20"/>}</text:p>
      <text:p text:style-name="P3"><text:s text:c="20"/>case 2:</text:p>
      <text:p text:style-name="P3"><text:s text:c="20"/>{</text:p>
      <text:p text:style-name="P3"><text:s text:c="14"/><text:tab/><text:tab/><text:tab/>res=bestFit(&amp;alloc_head, &amp;free_head, pid, size);</text:p>
      <text:p text:style-name="P3"><text:s text:c="24"/>if(!res) </text:p>
      <text:p text:style-name="P3"><text:tab/><text:tab/><text:tab/><text:tab/><text:tab/><text:tab/><text:tab/>printf("\nProcess cannot be allocated!");</text:p>
      <text:p text:style-name="P3"><text:tab/><text:tab/><text:tab/><text:tab/><text:tab/><text:tab/>print_list(&amp;alloc_head, &amp;free_head);</text:p>
      <text:p text:style-name="P3"><text:s text:c="24"/>break;</text:p>
      <text:p text:style-name="P3"><text:s text:c="20"/>}</text:p>
      <text:p text:style-name="P3"><text:s text:c="20"/>case 3:</text:p>
      <text:p text:style-name="P3"><text:s text:c="20"/>{</text:p>
      <text:p text:style-name="P3"><text:tab/><text:tab/><text:tab/><text:tab/><text:tab/><text:tab/>res=worstFit(&amp;alloc_head, &amp;free_head, pid, size);</text:p>
      <text:p text:style-name="P3"><text:s text:c="24"/>if(!res) </text:p>
      <text:p text:style-name="P3"><text:tab/><text:tab/><text:tab/><text:tab/><text:tab/><text:tab/><text:tab/>printf("\nProcess cannot be allocated!");</text:p>
      <text:p text:style-name="P3"><text:tab/><text:tab/><text:tab/><text:tab/><text:tab/><text:tab/>print_list(&amp;alloc_head, &amp;free_head);</text:p>
      <text:p text:style-name="P3"><text:s text:c="24"/>break;</text:p>
      <text:p text:style-name="P3"><text:s text:c="20"/>}</text:p>
      <text:p text:style-name="P3"><text:s text:c="20"/>default : printf("\nInvalid Choice!");</text:p>
      <text:p text:style-name="P3"><text:s text:c="16"/>}</text:p>
      <text:p text:style-name="P3"><text:soft-page-break/><text:s text:c="16"/>break;</text:p>
      <text:p text:style-name="P3"><text:s text:c="12"/>}</text:p>
      <text:p text:style-name="P3"><text:s text:c="12"/>case 2:</text:p>
      <text:p text:style-name="P3"><text:tab/><text:tab/> <text:s text:c="11"/>printf("\nEnter PID to deallocate: ");</text:p>
      <text:p text:style-name="P3"><text:tab/><text:tab/> <text:s text:c="11"/>scanf(" %[^\n]", pid);</text:p>
      <text:p text:style-name="P3"><text:tab/><text:tab/> <text:s text:c="11"/>dealloc(&amp;alloc_head, &amp;free_head, pid);</text:p>
      <text:p text:style-name="P3"><text:tab/><text:tab/><text:tab/><text:tab/><text:tab/>print_list(&amp;alloc_head, &amp;free_head);</text:p>
      <text:p text:style-name="P3"><text:tab/><text:tab/> <text:s text:c="11"/>break;</text:p>
      <text:p text:style-name="P3"><text:s text:c="2"/></text:p>
      <text:p text:style-name="P3"><text:s text:c="12"/>case 3:</text:p>
      <text:p text:style-name="P3"><text:tab/><text:tab/><text:tab/><text:tab/><text:tab/>printf("\nPhysical Memory --&gt;\n");</text:p>
      <text:p text:style-name="P3"><text:s text:c="20"/>print_phymem(&amp;alloc_head, &amp;free_head);</text:p>
      <text:p text:style-name="P3"><text:tab/><text:tab/> <text:s text:c="11"/>break;</text:p>
      <text:p text:style-name="P3"><text:s text:c="12"/></text:p>
      <text:p text:style-name="P3"><text:s text:c="12"/>case 4:</text:p>
      <text:p text:style-name="P3"><text:tab/><text:tab/> <text:s text:c="11"/>coalesce(&amp;free_head);</text:p>
      <text:p text:style-name="P3"><text:tab/><text:tab/><text:tab/><text:tab/><text:tab/>printf("\nFree Memory --&gt;\n");</text:p>
      <text:p text:style-name="P3"><text:tab/><text:tab/> <text:s text:c="11"/>print_mem(&amp;free_head);</text:p>
      <text:p text:style-name="P3"><text:tab/><text:tab/> <text:s text:c="11"/>break;</text:p>
      <text:p text:style-name="P3"><text:s text:c="12"/></text:p>
      <text:p text:style-name="P3"><text:s text:c="12"/>case 5: </text:p>
      <text:p text:style-name="P3"><text:s text:c="16"/><text:tab/>break;</text:p>
      <text:p text:style-name="P3"/>
      <text:p text:style-name="P3"><text:s text:c="12"/>default : printf("\nInvalid choice!");</text:p>
      <text:p text:style-name="P3"><text:s text:c="8"/>}</text:p>
      <text:p text:style-name="P3"><text:s text:c="4"/>}while(ch!=5);</text:p>
      <text:p text:style-name="P3"/>
      <text:p text:style-name="P3"><text:s text:c="4"/>return 0;</text:p>
      <text:p text:style-name="P3">}</text:p>
      <text:p text:style-name="P3"/>
      <text:p text:style-name="P3"/>
      <text:p text:style-name="P1">OUTPUT:</text:p>
      <text:p text:style-name="P1">(base) lakshmi@LakshmiPriya:~/OS/LakshmiPriya-OS-EX8$ gcc memalloc.c -o m</text:p>
      <text:p text:style-name="P1">(base) lakshmi@LakshmiPriya:~/OS/LakshmiPriya-OS-EX8$ ./m</text:p>
      <text:p text:style-name="P1">Enter number of partitions: 5</text:p>
      <text:p text:style-name="P1">Enter starting address of frame 0 : 100</text:p>
      <text:p text:style-name="P1">Enter ending address of frame 0 <text:s text:c="2"/>: 110</text:p>
      <text:p text:style-name="P1">Enter starting address of frame 1 : 110</text:p>
      <text:p text:style-name="P1">Enter ending address of frame 1 <text:s text:c="2"/>: 112</text:p>
      <text:p text:style-name="P1">Enter starting address of frame 2 : 112</text:p>
      <text:p text:style-name="P1">Enter ending address of frame 2 <text:s text:c="2"/>: 117</text:p>
      <text:p text:style-name="P1">Enter starting address of frame 3 : 117</text:p>
      <text:p text:style-name="P1">Enter ending address of frame 3 <text:s text:c="2"/>: 120</text:p>
      <text:p text:style-name="P1">Enter starting address of frame 4 : 120</text:p>
      <text:p text:style-name="P1">Enter ending address of frame 4 <text:s text:c="2"/>: 125</text:p>
      <text:p text:style-name="P1"><text:soft-page-break/></text:p>
      <text:p text:style-name="P1">FREE POOL MEMORY</text:p>
      <text:p text:style-name="P4">-------------------------------------------------------------------------------------------------------</text:p>
      <text:p text:style-name="P1">|H <text:s text:c="13"/>|<text:tab/>|H <text:s text:c="5"/>|<text:tab/>|H <text:s text:c="8"/>|<text:tab/>|H <text:s text:c="6"/>|<text:tab/>|H <text:s text:c="8"/>|</text:p>
      <text:p text:style-name="P1"><text:span text:style-name="T4">-------------------------------------------------------------------------------------------------------</text:span></text:p>
      <text:p text:style-name="P1">100 <text:s text:c="11"/>110<text:tab/>110 <text:s text:c="3"/>112<text:tab/>112 <text:s text:c="6"/>117<text:tab/>117 <text:s text:c="4"/>120<text:tab/>120 <text:s text:c="6"/>125<text:tab/></text:p>
      <text:p text:style-name="P1"/>
      <text:p text:style-name="P1"/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1</text:p>
      <text:p text:style-name="P1"/>
      <text:p text:style-name="P1">Enter PID: p0</text:p>
      <text:p text:style-name="P1">Enter size of process: 1</text:p>
      <text:p text:style-name="P1"/>
      <text:p text:style-name="P1">Memory Allocation Algorithm:</text:p>
      <text:p text:style-name="P1"><text:tab/>1.First Fit</text:p>
      <text:p text:style-name="P1"><text:tab/>2.Best Fit</text:p>
      <text:p text:style-name="P1"><text:tab/>3.Worst Fit</text:p>
      <text:p text:style-name="P1">Enter Choice: 1</text:p>
      <text:p text:style-name="P1"/>
      <text:p text:style-name="P1"/>
      <text:p text:style-name="P1">Allotted Memory --&gt;</text:p>
      <text:p text:style-name="P3">-------------------------------------------------------------------------------------------------------</text:p>
      <text:p text:style-name="P1">|p0 <text:s text:c="3"/>|<text:tab/></text:p>
      <text:p text:style-name="P1"><text:span text:style-name="T4">-------------------------------------------------------------------------------------------------------</text:span></text:p>
      <text:p text:style-name="P1">100 <text:s text:c="2"/>101<text:tab/></text:p>
      <text:p text:style-name="P1"/>
      <text:p text:style-name="P1">Free Memory --&gt;</text:p>
      <text:p text:style-name="P1">-------------------------------------------------------------------------------------------------------</text:p>
      <text:p text:style-name="P1">|H <text:s text:c="12"/>|<text:tab/>|H <text:s text:c="5"/>|<text:tab/>|H <text:s text:c="8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1 <text:s text:c="4"/>110 110 <text:s text:c="3"/>112 <text:s text:c="4"/>112 <text:s text:c="6"/>117 <text:s/>117 <text:s text:c="4"/>120<text:tab/>120 <text:s text:c="3"/>125<text:tab/></text:p>
      <text:p text:style-name="P1"/>
      <text:p text:style-name="P1">Physical Memory --&gt;</text:p>
      <text:p text:style-name="P1">-------------------------------------------------------------------------------------------------------</text:p>
      <text:p text:style-name="P1">|p0 <text:s text:c="3"/>|<text:tab/> <text:s text:c="5"/>|H <text:s text:c="12"/>|<text:tab/>|H <text:s text:c="5"/>|<text:tab/>|H <text:s text:c="8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0 101 <text:s/>101 <text:s text:c="8"/>110<text:tab/>110 <text:s text:c="3"/>112<text:tab/>112 <text:s text:c="4"/>117<text:tab/>117 <text:s text:c="4"/>120<text:tab/>120 <text:s text:c="6"/>125<text:tab/></text:p>
      <text:p text:style-name="P1">Menu:</text:p>
      <text:p text:style-name="P1">1.Entry / Allocate</text:p>
      <text:p text:style-name="P1"><text:soft-page-break/>2.Exit / Deallocate</text:p>
      <text:p text:style-name="P1">3.Display</text:p>
      <text:p text:style-name="P1">4.Coalescing of Holes</text:p>
      <text:p text:style-name="P1">5.Exit</text:p>
      <text:p text:style-name="P1">Enter Choice: 1</text:p>
      <text:p text:style-name="P1"/>
      <text:p text:style-name="P1">Enter PID: p1</text:p>
      <text:p text:style-name="P1">Enter size of process: 5</text:p>
      <text:p text:style-name="P1"/>
      <text:p text:style-name="P1">Memory Allocation Algorithm:</text:p>
      <text:p text:style-name="P1"><text:tab/>1.First Fit</text:p>
      <text:p text:style-name="P1"><text:tab/>2.Best Fit</text:p>
      <text:p text:style-name="P1"><text:tab/>3.Worst Fit</text:p>
      <text:p text:style-name="P1">Enter Choice: 2</text:p>
      <text:p text:style-name="P1"/>
      <text:p text:style-name="P1"/>
      <text:p text:style-name="P1">Allotted Memory --&gt;</text:p>
      <text:p text:style-name="P1">-------------------------------------------------------------------------------------------------------</text:p>
      <text:p text:style-name="P1">|p0 <text:s text:c="3"/>|<text:tab/> <text:s text:c="11"/>|p1 <text:s text:c="7"/>|<text:tab/></text:p>
      <text:p text:style-name="P1">-------------------------------------------------------------------------------------------------------</text:p>
      <text:p text:style-name="P1">100 <text:s text:c="2"/>101<text:tab/>112 <text:s text:c="6"/>117<text:tab/></text:p>
      <text:p text:style-name="P1"/>
      <text:p text:style-name="P1">Free Memory --&gt;</text:p>
      <text:p text:style-name="P1">-------------------------------------------------------------------------------------------------------</text:p>
      <text:p text:style-name="P1">|H <text:s text:c="12"/>|<text:tab/>|H <text:s text:c="5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1 <text:s text:c="7"/>110<text:tab/>110 <text:s text:c="3"/>112<text:tab/>117 <text:s text:c="4"/>120<text:tab/>120 <text:s text:c="6"/>125<text:tab/></text:p>
      <text:p text:style-name="P1"/>
      <text:p text:style-name="P1">Physical Memory --&gt;</text:p>
      <text:p text:style-name="P1">-------------------------------------------------------------------------------------------------------</text:p>
      <text:p text:style-name="P1">|p0 <text:s text:c="3"/>| <text:tab/>|H <text:s text:c="12"/>|<text:tab/>|H <text:s text:c="5"/>|<text:tab/>|p1 <text:s text:c="7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0 <text:s text:c="2"/>101<text:tab/>101 <text:s text:c="6"/>110<text:tab/>110 <text:s text:c="3"/>112<text:tab/>112 <text:s text:c="6"/>117<text:tab/>117 <text:s text:c="4"/>120<text:tab/>120 <text:s text:c="6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1</text:p>
      <text:p text:style-name="P1"/>
      <text:p text:style-name="P1">Enter PID: p2</text:p>
      <text:p text:style-name="P1">Enter size of process: 1</text:p>
      <text:p text:style-name="P1"/>
      <text:p text:style-name="P1">Memory Allocation Algorithm:</text:p>
      <text:p text:style-name="P1"><text:soft-page-break/><text:tab/>1.First Fit</text:p>
      <text:p text:style-name="P1"><text:tab/>2.Best Fit</text:p>
      <text:p text:style-name="P1"><text:tab/>3.Worst Fit</text:p>
      <text:p text:style-name="P1">Enter Choice: 3</text:p>
      <text:p text:style-name="P1"/>
      <text:p text:style-name="P1"/>
      <text:p text:style-name="P1">Allotted Memory --&gt;</text:p>
      <text:p text:style-name="P1">-------------------------------------------------------------------------------------------------------</text:p>
      <text:p text:style-name="P1">|p0 <text:s text:c="3"/>| <text:tab/>|p2 <text:s text:c="3"/>| <text:tab/>|p1 <text:s text:c="7"/>|<text:tab/></text:p>
      <text:p text:style-name="P1">-------------------------------------------------------------------------------------------------------</text:p>
      <text:p text:style-name="P1">100 <text:s text:c="2"/>101<text:tab/>101 <text:s text:c="2"/>102<text:tab/>112 <text:s text:c="6"/>117<text:tab/></text:p>
      <text:p text:style-name="P1"/>
      <text:p text:style-name="P1">Free Memory --&gt;</text:p>
      <text:p text:style-name="P1">-------------------------------------------------------------------------------------------------------</text:p>
      <text:p text:style-name="P1">|H <text:s text:c="11"/>|<text:tab/>|H <text:s text:c="5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2 <text:s text:c="4"/>110 110 <text:s text:c="3"/>112 <text:s text:c="4"/>117 <text:s text:c="4"/>120<text:tab/>120 <text:s text:c="6"/>125<text:tab/></text:p>
      <text:p text:style-name="P1"/>
      <text:p text:style-name="P1">Physical Memory --&gt;</text:p>
      <text:p text:style-name="P1">-------------------------------------------------------------------------------------------------------</text:p>
      <text:p text:style-name="P1">|p0 <text:s text:c="3"/>|<text:tab/> <text:s text:c="5"/>|p2 <text:s text:c="3"/>|<text:tab/> <text:s text:c="3"/>|H <text:s text:c="11"/>|<text:tab/>|H <text:s text:c="5"/>|<text:tab/>|p1 <text:s text:c="7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0 <text:s/>101 <text:s/>101 <text:s text:c="2"/>102 <text:s text:c="2"/>102 <text:s text:c="6"/>110 <text:s text:c="4"/>110 <text:s text:c="3"/>112 <text:s text:c="4"/>112 <text:s text:c="4"/>117 <text:s text:c="3"/>117 <text:s text:c="4"/>120<text:tab/>120 <text:s text:c="3"/>125 <text:s text:c="2"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3</text:p>
      <text:p text:style-name="P1"/>
      <text:p text:style-name="P1">Physical Memory --&gt;</text:p>
      <text:p text:style-name="P1"/>
      <text:p text:style-name="P1">-------------------------------------------------------------------------------------------------------</text:p>
      <text:p text:style-name="P1">|p0 <text:s text:c="3"/>|<text:tab/> <text:s text:c="5"/>|p2 <text:s text:c="3"/>|<text:tab/> |H <text:s text:c="11"/>|<text:tab/> <text:s/>|H <text:s text:c="5"/>|<text:tab/>|p1 <text:s text:c="7"/>|<text:tab/>|H <text:s text:c="6"/>|<text:tab/>|H <text:s text:c="8"/>|<text:tab/></text:p>
      <text:p text:style-name="P1">-------------------------------------------------------------------------------------------------------</text:p>
      <text:p text:style-name="P1">100 101 <text:s/>101 <text:s text:c="2"/>102<text:tab/>102 <text:s text:c="6"/>110<text:tab/>110 <text:s text:c="3"/>112<text:tab/>112 <text:s text:c="4"/>117<text:tab/>117 <text:s text:c="4"/>120<text:tab/>120 <text:s text:c="6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4</text:p>
      <text:p text:style-name="P1"/>
      <text:p text:style-name="P1"><text:soft-page-break/>Free Memory --&gt;</text:p>
      <text:p text:style-name="P1"/>
      <text:p text:style-name="P1">-------------------------------------------------------------------------------------------------------</text:p>
      <text:p text:style-name="P1">|H <text:s text:c="13"/>|<text:tab/> <text:s text:c="4"/>|H <text:s text:c="11"/>|<text:tab/></text:p>
      <text:p text:style-name="P1">-------------------------------------------------------------------------------------------------------</text:p>
      <text:p text:style-name="P1">102 <text:s text:c="8"/>112 <text:s text:c="2"/>117 <text:s text:c="9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3</text:p>
      <text:p text:style-name="P1"/>
      <text:p text:style-name="P1">Physical Memory --&gt;</text:p>
      <text:p text:style-name="P1"/>
      <text:p text:style-name="P1">-------------------------------------------------------------------------------------------------------</text:p>
      <text:p text:style-name="P1">|p0 <text:s text:c="3"/>|<text:tab/> <text:s text:c="6"/>|p2 <text:s text:c="3"/>|<text:tab/> <text:s text:c="3"/>|H <text:s text:c="13"/>|<text:tab/>|p1 <text:s text:c="7"/>|<text:tab/>|H <text:s text:c="11"/>|<text:tab/></text:p>
      <text:p text:style-name="P1">-------------------------------------------------------------------------------------------------------</text:p>
      <text:p text:style-name="P1">100 <text:s text:c="2"/>101 101 <text:s text:c="2"/>102 <text:s/>102 <text:s text:c="11"/>112<text:tab/>112 <text:s text:c="4"/>117<text:tab/>117 <text:s text:c="9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2</text:p>
      <text:p text:style-name="P1"/>
      <text:p text:style-name="P1">Enter PID to deallocate: p2</text:p>
      <text:p text:style-name="P1"/>
      <text:p text:style-name="P1"/>
      <text:p text:style-name="P1">Space deallocated!!</text:p>
      <text:p text:style-name="P1"/>
      <text:p text:style-name="P1"/>
      <text:p text:style-name="P1">Allotted Memory --&gt;</text:p>
      <text:p text:style-name="P1">-------------------------------------------------------------------------------------------------------</text:p>
      <text:p text:style-name="P1">|p0 <text:s text:c="3"/>| <text:s/><text:tab/>|p1 <text:s text:c="7"/>|<text:tab/></text:p>
      <text:p text:style-name="P1">-------------------------------------------------------------------------------------------------------</text:p>
      <text:p text:style-name="P1">100 <text:s text:c="2"/>101<text:tab/>112 <text:s text:c="6"/>117<text:tab/></text:p>
      <text:p text:style-name="P1"/>
      <text:p text:style-name="P1">Free Memory --&gt;</text:p>
      <text:p text:style-name="P1">-------------------------------------------------------------------------------------------------------</text:p>
      <text:p text:style-name="P1">|H <text:s text:c="4"/>|<text:tab/> <text:s text:c="10"/>|H <text:s text:c="13"/>| <text:s/><text:tab/>|H <text:s text:c="11"/>|<text:tab/></text:p>
      <text:p text:style-name="P1">-------------------------------------------------------------------------------------------------------</text:p>
      <text:p text:style-name="P1">101 <text:s text:c="2"/>102<text:tab/>102 <text:s text:c="11"/>112<text:tab/>117 <text:s text:c="9"/>125<text:tab/></text:p>
      <text:p text:style-name="P1"><text:soft-page-break/></text:p>
      <text:p text:style-name="P1">Physical Memory --&gt;</text:p>
      <text:p text:style-name="P1">-------------------------------------------------------------------------------------------------------</text:p>
      <text:p text:style-name="P1">|p0 <text:s text:c="3"/>|<text:tab/> <text:s text:c="7"/>|H <text:s text:c="4"/>|<text:tab/> <text:s text:c="7"/>|H <text:s text:c="13"/>|<text:tab/> <text:s/>|p1 <text:s text:c="7"/>|<text:tab/> <text:s text:c="2"/>|H <text:s text:c="11"/>|<text:tab/></text:p>
      <text:p text:style-name="P1">-------------------------------------------------------------------------------------------------------</text:p>
      <text:p text:style-name="P1">100 <text:s text:c="2"/>101 <text:s/>101 <text:s text:c="2"/>102 <text:s text:c="3"/>102 <text:s text:c="11"/>112<text:tab/> 112 <text:s text:c="6"/>117 <text:s text:c="2"/>117 <text:s text:c="9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4</text:p>
      <text:p text:style-name="P1"/>
      <text:p text:style-name="P1">Free Memory --&gt;</text:p>
      <text:p text:style-name="P1"/>
      <text:p text:style-name="P1">-------------------------------------------------------------------------------------------------------</text:p>
      <text:p text:style-name="P1">|H <text:s text:c="14"/>| <text:tab/>|H <text:s text:c="11"/>|<text:tab/></text:p>
      <text:p text:style-name="P1">-------------------------------------------------------------------------------------------------------</text:p>
      <text:p text:style-name="P1">101 <text:s text:c="9"/>112<text:tab/>117 <text:s text:c="9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2</text:p>
      <text:p text:style-name="P1"/>
      <text:p text:style-name="P1">Enter PID to deallocate: p9</text:p>
      <text:p text:style-name="P1"/>
      <text:p text:style-name="P1"/>
      <text:p text:style-name="P1">Process ID NOT found!</text:p>
      <text:p text:style-name="P1"/>
      <text:p text:style-name="P1"/>
      <text:p text:style-name="P1">Allotted Memory --&gt;</text:p>
      <text:p text:style-name="P1">-------------------------------------------------------------------------------------------------------</text:p>
      <text:p text:style-name="P1">|p0 <text:s text:c="3"/>| <text:tab/>|p1 <text:s text:c="7"/>|<text:tab/></text:p>
      <text:p text:style-name="P1">-------------------------------------------------------------------------------------------------------</text:p>
      <text:p text:style-name="P1">100 <text:s text:c="2"/>101<text:tab/>112 <text:s text:c="6"/>117<text:tab/></text:p>
      <text:p text:style-name="P1"/>
      <text:p text:style-name="P1">Free Memory --&gt;</text:p>
      <text:p text:style-name="P1">-------------------------------------------------------------------------------------------------------</text:p>
      <text:p text:style-name="P1">|H <text:s text:c="14"/>|<text:tab/> <text:s text:c="10"/>|H <text:s text:c="11"/>|<text:tab/></text:p>
      <text:p text:style-name="P1">-------------------------------------------------------------------------------------------------------</text:p>
      <text:p text:style-name="P1">101 <text:s text:c="12"/>112<text:tab/>117 <text:s text:c="9"/>125<text:tab/></text:p>
      <text:p text:style-name="P1"><text:soft-page-break/></text:p>
      <text:p text:style-name="P1">Physical Memory --&gt;</text:p>
      <text:p text:style-name="P1">-------------------------------------------------------------------------------------------------------</text:p>
      <text:p text:style-name="P1">|p0 <text:s text:c="3"/>|<text:tab/> <text:s text:c="10"/>|H <text:s text:c="14"/>|<text:tab/>|p1 <text:s text:c="7"/>|<text:tab/>|H <text:s text:c="11"/>|<text:tab/></text:p>
      <text:p text:style-name="P1">-------------------------------------------------------------------------------------------------------</text:p>
      <text:p text:style-name="P1">100 <text:s text:c="2"/>101<text:tab/>101 <text:s text:c="12"/>112<text:tab/>112 <text:s text:c="6"/>117<text:tab/>117 <text:s text:c="9"/>125<text:tab/></text:p>
      <text:p text:style-name="P1">Menu:</text:p>
      <text:p text:style-name="P1">1.Entry / Allocate</text:p>
      <text:p text:style-name="P1">2.Exit / Deallocate</text:p>
      <text:p text:style-name="P1">3.Display</text:p>
      <text:p text:style-name="P1">4.Coalescing of Holes</text:p>
      <text:p text:style-name="P1">5.Exit</text:p>
      <text:p text:style-name="P1">Enter Choice: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31:06.023240197</meta:creation-date>
    <dc:date>2020-04-14T11:46:47.255387452</dc:date>
    <meta:editing-duration>PT1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1" meta:paragraph-count="789" meta:word-count="1864" meta:character-count="21198" meta:non-whitespace-character-count="16434"/>
  </office:meta>
</office:document-meta>
</file>